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andal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Run3</text:p>
          </table:table-cell>
          <table:table-cell office:value-type="string" calcext:value-type="string">
            <text:p>Run4</text:p>
          </table:table-cell>
          <table:table-cell office:value-type="string" calcext:value-type="string">
            <text:p>Run5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.42" calcext:value-type="float">
            <text:p>235.42</text:p>
          </table:table-cell>
          <table:table-cell office:value-type="float" office:value="226.19" calcext:value-type="float">
            <text:p>226.19</text:p>
          </table:table-cell>
          <table:table-cell office:value-type="float" office:value="235.28" calcext:value-type="float">
            <text:p>235.28</text:p>
          </table:table-cell>
          <table:table-cell office:value-type="float" office:value="231.26" calcext:value-type="float">
            <text:p>231.26</text:p>
          </table:table-cell>
          <table:table-cell office:value-type="float" office:value="231.91" calcext:value-type="float">
            <text:p>231.91</text:p>
          </table:table-cell>
          <table:table-cell table:formula="of:=MEDIAN([.B3:.F3])" office:value-type="float" office:value="231.91" calcext:value-type="float">
            <text:p>231.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8.85" calcext:value-type="float">
            <text:p>318.85</text:p>
          </table:table-cell>
          <table:table-cell office:value-type="float" office:value="321.21" calcext:value-type="float">
            <text:p>321.21</text:p>
          </table:table-cell>
          <table:table-cell office:value-type="float" office:value="319.69" calcext:value-type="float">
            <text:p>319.69</text:p>
          </table:table-cell>
          <table:table-cell office:value-type="float" office:value="329.77" calcext:value-type="float">
            <text:p>329.77</text:p>
          </table:table-cell>
          <table:table-cell office:value-type="float" office:value="315.15" calcext:value-type="float">
            <text:p>315.15</text:p>
          </table:table-cell>
          <table:table-cell table:formula="of:=MEDIAN([.B4:.F4])" office:value-type="float" office:value="319.69" calcext:value-type="float">
            <text:p>319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8.95" calcext:value-type="float">
            <text:p>378.95</text:p>
          </table:table-cell>
          <table:table-cell office:value-type="float" office:value="387.92" calcext:value-type="float">
            <text:p>387.92</text:p>
          </table:table-cell>
          <table:table-cell office:value-type="float" office:value="387.41" calcext:value-type="float">
            <text:p>387.41</text:p>
          </table:table-cell>
          <table:table-cell office:value-type="float" office:value="385.94" calcext:value-type="float">
            <text:p>385.94</text:p>
          </table:table-cell>
          <table:table-cell office:value-type="float" office:value="385.72" calcext:value-type="float">
            <text:p>385.72</text:p>
          </table:table-cell>
          <table:table-cell table:formula="of:=MEDIAN([.B5:.F5])" office:value-type="float" office:value="385.94" calcext:value-type="float">
            <text:p>385.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1.71" calcext:value-type="float">
            <text:p>451.71</text:p>
          </table:table-cell>
          <table:table-cell office:value-type="float" office:value="447.21" calcext:value-type="float">
            <text:p>447.21</text:p>
          </table:table-cell>
          <table:table-cell office:value-type="float" office:value="445.79" calcext:value-type="float">
            <text:p>445.79</text:p>
          </table:table-cell>
          <table:table-cell office:value-type="float" office:value="445.26" calcext:value-type="float">
            <text:p>445.26</text:p>
          </table:table-cell>
          <table:table-cell office:value-type="float" office:value="449.29" calcext:value-type="float">
            <text:p>449.29</text:p>
          </table:table-cell>
          <table:table-cell table:formula="of:=MEDIAN([.B6:.F6])" office:value-type="float" office:value="447.21" calcext:value-type="float">
            <text:p>447.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2.62" calcext:value-type="float">
            <text:p>462.62</text:p>
          </table:table-cell>
          <table:table-cell office:value-type="float" office:value="460.45" calcext:value-type="float">
            <text:p>460.45</text:p>
          </table:table-cell>
          <table:table-cell office:value-type="float" office:value="468.56" calcext:value-type="float">
            <text:p>468.56</text:p>
          </table:table-cell>
          <table:table-cell office:value-type="float" office:value="460.78" calcext:value-type="float">
            <text:p>460.78</text:p>
          </table:table-cell>
          <table:table-cell office:value-type="float" office:value="465.69" calcext:value-type="float">
            <text:p>465.69</text:p>
          </table:table-cell>
          <table:table-cell table:formula="of:=MEDIAN([.B7:.F7])" office:value-type="float" office:value="462.62" calcext:value-type="float">
            <text:p>462.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5.29" calcext:value-type="float">
            <text:p>435.29</text:p>
          </table:table-cell>
          <table:table-cell office:value-type="float" office:value="429.73" calcext:value-type="float">
            <text:p>429.73</text:p>
          </table:table-cell>
          <table:table-cell office:value-type="float" office:value="425.14" calcext:value-type="float">
            <text:p>425.14</text:p>
          </table:table-cell>
          <table:table-cell office:value-type="float" office:value="432.5" calcext:value-type="float">
            <text:p>432.5</text:p>
          </table:table-cell>
          <table:table-cell office:value-type="float" office:value="434.02" calcext:value-type="float">
            <text:p>434.02</text:p>
          </table:table-cell>
          <table:table-cell table:formula="of:=MEDIAN([.B8:.F8])" office:value-type="float" office:value="432.5" calcext:value-type="float">
            <text:p>432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63.55" calcext:value-type="float">
            <text:p>363.55</text:p>
          </table:table-cell>
          <table:table-cell office:value-type="float" office:value="366.42" calcext:value-type="float">
            <text:p>366.42</text:p>
          </table:table-cell>
          <table:table-cell office:value-type="float" office:value="366.98" calcext:value-type="float">
            <text:p>366.98</text:p>
          </table:table-cell>
          <table:table-cell office:value-type="float" office:value="359.35" calcext:value-type="float">
            <text:p>359.35</text:p>
          </table:table-cell>
          <table:table-cell office:value-type="float" office:value="366.94" calcext:value-type="float">
            <text:p>366.94</text:p>
          </table:table-cell>
          <table:table-cell table:formula="of:=MEDIAN([.B9:.F9])" office:value-type="float" office:value="366.42" calcext:value-type="float">
            <text:p>366.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75.49" calcext:value-type="float">
            <text:p>275.49</text:p>
          </table:table-cell>
          <table:table-cell office:value-type="float" office:value="274.26" calcext:value-type="float">
            <text:p>274.26</text:p>
          </table:table-cell>
          <table:table-cell office:value-type="float" office:value="262.92" calcext:value-type="float">
            <text:p>262.92</text:p>
          </table:table-cell>
          <table:table-cell office:value-type="float" office:value="275.22" calcext:value-type="float">
            <text:p>275.22</text:p>
          </table:table-cell>
          <table:table-cell office:value-type="float" office:value="276.12" calcext:value-type="float">
            <text:p>276.12</text:p>
          </table:table-cell>
          <table:table-cell table:formula="of:=MEDIAN([.B10:.F10])" office:value-type="float" office:value="275.22" calcext:value-type="float">
            <text:p>275.22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clus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Run3</text:p>
          </table:table-cell>
          <table:table-cell office:value-type="string" calcext:value-type="string">
            <text:p>Run4</text:p>
          </table:table-cell>
          <table:table-cell office:value-type="string" calcext:value-type="string">
            <text:p>Run5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.3" calcext:value-type="float">
            <text:p>61.3</text:p>
          </table:table-cell>
          <table:table-cell office:value-type="float" office:value="64.2" calcext:value-type="float">
            <text:p>64.2</text:p>
          </table:table-cell>
          <table:table-cell office:value-type="float" office:value="63.53" calcext:value-type="float">
            <text:p>63.53</text:p>
          </table:table-cell>
          <table:table-cell office:value-type="float" office:value="64.21" calcext:value-type="float">
            <text:p>64.21</text:p>
          </table:table-cell>
          <table:table-cell office:value-type="float" office:value="61.15" calcext:value-type="float">
            <text:p>61.15</text:p>
          </table:table-cell>
          <table:table-cell table:formula="of:=MEDIAN([.B19:.F19])" office:value-type="float" office:value="63.53" calcext:value-type="float">
            <text:p>63.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.35" calcext:value-type="float">
            <text:p>118.35</text:p>
          </table:table-cell>
          <table:table-cell office:value-type="float" office:value="57.77" calcext:value-type="float">
            <text:p>57.77</text:p>
          </table:table-cell>
          <table:table-cell office:value-type="float" office:value="115.43" calcext:value-type="float">
            <text:p>115.43</text:p>
          </table:table-cell>
          <table:table-cell office:value-type="float" office:value="112.02" calcext:value-type="float">
            <text:p>112.02</text:p>
          </table:table-cell>
          <table:table-cell office:value-type="float" office:value="118.34" calcext:value-type="float">
            <text:p>118.34</text:p>
          </table:table-cell>
          <table:table-cell table:formula="of:=MEDIAN([.B20:.F20])" office:value-type="float" office:value="115.43" calcext:value-type="float">
            <text:p>115.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1.99" calcext:value-type="float">
            <text:p>161.99</text:p>
          </table:table-cell>
          <table:table-cell office:value-type="float" office:value="205.74" calcext:value-type="float">
            <text:p>205.74</text:p>
          </table:table-cell>
          <table:table-cell office:value-type="float" office:value="176.16" calcext:value-type="float">
            <text:p>176.16</text:p>
          </table:table-cell>
          <table:table-cell office:value-type="float" office:value="211.23" calcext:value-type="float">
            <text:p>211.23</text:p>
          </table:table-cell>
          <table:table-cell office:value-type="float" office:value="148.61" calcext:value-type="float">
            <text:p>148.61</text:p>
          </table:table-cell>
          <table:table-cell table:formula="of:=MEDIAN([.B21:.F21])" office:value-type="float" office:value="176.16" calcext:value-type="float">
            <text:p>176.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6.21" calcext:value-type="float">
            <text:p>136.21</text:p>
          </table:table-cell>
          <table:table-cell office:value-type="float" office:value="189.15" calcext:value-type="float">
            <text:p>189.15</text:p>
          </table:table-cell>
          <table:table-cell office:value-type="float" office:value="102.91" calcext:value-type="float">
            <text:p>102.91</text:p>
          </table:table-cell>
          <table:table-cell office:value-type="float" office:value="110.15" calcext:value-type="float">
            <text:p>110.15</text:p>
          </table:table-cell>
          <table:table-cell office:value-type="float" office:value="159.04" calcext:value-type="float">
            <text:p>159.04</text:p>
          </table:table-cell>
          <table:table-cell table:formula="of:=MEDIAN([.B22:.F22])" office:value-type="float" office:value="136.21" calcext:value-type="float">
            <text:p>136.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.98" calcext:value-type="float">
            <text:p>70.98</text:p>
          </table:table-cell>
          <table:table-cell office:value-type="float" office:value="56.14" calcext:value-type="float">
            <text:p>56.14</text:p>
          </table:table-cell>
          <table:table-cell office:value-type="float" office:value="155.85" calcext:value-type="float">
            <text:p>155.85</text:p>
          </table:table-cell>
          <table:table-cell office:value-type="float" office:value="99.64" calcext:value-type="float">
            <text:p>99.64</text:p>
          </table:table-cell>
          <table:table-cell office:value-type="float" office:value="121.49" calcext:value-type="float">
            <text:p>121.49</text:p>
          </table:table-cell>
          <table:table-cell table:formula="of:=MEDIAN([.B23:.F23])" office:value-type="float" office:value="99.64" calcext:value-type="float">
            <text:p>99.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.53" calcext:value-type="float">
            <text:p>49.53</text:p>
          </table:table-cell>
          <table:table-cell office:value-type="float" office:value="30.88" calcext:value-type="float">
            <text:p>30.88</text:p>
          </table:table-cell>
          <table:table-cell office:value-type="float" office:value="41.86" calcext:value-type="float">
            <text:p>41.86</text:p>
          </table:table-cell>
          <table:table-cell office:value-type="float" office:value="31.99" calcext:value-type="float">
            <text:p>31.99</text:p>
          </table:table-cell>
          <table:table-cell office:value-type="float" office:value="31.95" calcext:value-type="float">
            <text:p>31.95</text:p>
          </table:table-cell>
          <table:table-cell table:formula="of:=MEDIAN([.B24:.F24])" office:value-type="float" office:value="31.99" calcext:value-type="float">
            <text:p>31.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.34" calcext:value-type="float">
            <text:p>19.34</text:p>
          </table:table-cell>
          <table:table-cell office:value-type="float" office:value="16.34" calcext:value-type="float">
            <text:p>16.34</text:p>
          </table:table-cell>
          <table:table-cell office:value-type="float" office:value="18.49" calcext:value-type="float">
            <text:p>18.49</text:p>
          </table:table-cell>
          <table:table-cell office:value-type="float" office:value="12.47" calcext:value-type="float">
            <text:p>12.47</text:p>
          </table:table-cell>
          <table:table-cell office:value-type="float" office:value="16.2" calcext:value-type="float">
            <text:p>16.2</text:p>
          </table:table-cell>
          <table:table-cell table:formula="of:=MEDIAN([.B25:.F25])" office:value-type="float" office:value="16.34" calcext:value-type="float">
            <text:p>16.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.97" calcext:value-type="float">
            <text:p>8.97</text:p>
          </table:table-cell>
          <table:table-cell office:value-type="float" office:value="8.56" calcext:value-type="float">
            <text:p>8.56</text:p>
          </table:table-cell>
          <table:table-cell office:value-type="float" office:value="10.81" calcext:value-type="float">
            <text:p>10.81</text:p>
          </table:table-cell>
          <table:table-cell office:value-type="float" office:value="9.96" calcext:value-type="float">
            <text:p>9.96</text:p>
          </table:table-cell>
          <table:table-cell office:value-type="float" office:value="8.7" calcext:value-type="float">
            <text:p>8.7</text:p>
          </table:table-cell>
          <table:table-cell table:formula="of:=MEDIAN([.B26:.F26])" office:value-type="float" office:value="8.97" calcext:value-type="float">
            <text:p>8.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20:12:59.757528243</meta:creation-date>
    <dc:date>2017-04-17T21:41:33.673751355</dc:date>
    <meta:editing-duration>PT16M51S</meta:editing-duration>
    <meta:editing-cycles>1</meta:editing-cycles>
    <meta:document-statistic meta:table-count="1" meta:cell-count="128" meta:object-count="0"/>
    <meta:generator>LibreOffice/5.1.6.2$Linux_X86_64 LibreOffice_project/10m0$Build-2</meta:generator>
  </office:meta>
</office:document-meta>
</file>